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fo:font-style="normal" style:font-style-asian="normal" style:font-style-complex="normal"/>
    </style:style>
    <style:style style:name="ce2"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style>
    <style:style style:name="ce7" style:family="table-cell" style:parent-style-name="Default">
      <style:table-cell-properties fo:background-color="#996633"/>
    </style:style>
    <style:style style:name="ce8" style:family="table-cell" style:parent-style-name="Default">
      <style:text-properties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
    <style:style style:name="ce11"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style>
    <style:style style:name="ce13" style:family="table-cell" style:parent-style-name="Default">
      <style:table-cell-properties fo:background-color="#ffff00"/>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1">
          <table:table-cell office:value-type="string" calcext:value-type="string">
            <text:p><text:s/>~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text:s/>~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1">
          <table:table-cell office:value-type="string" calcext:value-type="string">
            <text:p><text:s/>~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table:number-columns-repeated="11"/>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table:number-columns-repeated="11"/>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intimidate and style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crobatic, intimidate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5" calcext:value-type="float">
            <text:p>5</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4" calcext:value-type="float">
            <text:p>4</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 If you take damage activation fails</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50" calcext:value-type="float">
            <text:p>50</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default-cell-style-name="Default"/>
        <table:table-row table:style-name="ro2">
          <table:table-cell/>
        </table:table-row>
      </table:table>
      <table:table table:name="SpaceshipGear"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20:50:05.4721334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08-27T10:09:22.990987883</dc:date>
    <meta:editing-duration>P3DT1H59M51S</meta:editing-duration>
    <meta:editing-cycles>84</meta:editing-cycles>
    <meta:document-statistic meta:table-count="11" meta:cell-count="3032" meta:object-count="0"/>
  </office:meta>
</office:document-meta>
</file>